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cec1d" officeooo:paragraph-rsid="000cec1d"/>
    </style:style>
    <style:style style:name="P2" style:family="paragraph" style:parent-style-name="Standard">
      <style:text-properties fo:language="en" fo:country="US" officeooo:rsid="000ddab7" officeooo:paragraph-rsid="000ddab7"/>
    </style:style>
    <style:style style:name="P3" style:family="paragraph" style:parent-style-name="Standard">
      <style:text-properties fo:language="en" fo:country="US" officeooo:rsid="000ddab7" officeooo:paragraph-rsid="000e7b49"/>
    </style:style>
    <style:style style:name="P4" style:family="paragraph" style:parent-style-name="Standard">
      <style:text-properties fo:language="en" fo:country="US" officeooo:rsid="000e7b49" officeooo:paragraph-rsid="000e7b49"/>
    </style:style>
    <style:style style:name="P5" style:family="paragraph" style:parent-style-name="Standard">
      <style:text-properties fo:language="en" fo:country="US" officeooo:rsid="00113cc0" officeooo:paragraph-rsid="00113cc0"/>
    </style:style>
    <style:style style:name="P6" style:family="paragraph" style:parent-style-name="Standard">
      <style:text-properties fo:language="en" fo:country="US" officeooo:rsid="0012703e" officeooo:paragraph-rsid="0012703e"/>
    </style:style>
    <style:style style:name="P7" style:family="paragraph" style:parent-style-name="Standard">
      <style:text-properties fo:language="en" fo:country="US" officeooo:rsid="0013bc8e" officeooo:paragraph-rsid="0013bc8e"/>
    </style:style>
    <style:style style:name="P8" style:family="paragraph" style:parent-style-name="Standard">
      <style:text-properties fo:language="en" fo:country="US" officeooo:rsid="0012703e" officeooo:paragraph-rsid="0012703e"/>
    </style:style>
    <style:style style:name="P9" style:family="paragraph" style:parent-style-name="Standard">
      <style:text-properties fo:language="en" fo:country="US" officeooo:rsid="00113cc0" officeooo:paragraph-rsid="001a541c"/>
    </style:style>
    <style:style style:name="T1" style:family="text">
      <style:text-properties officeooo:rsid="000e7b49"/>
    </style:style>
    <style:style style:name="T2" style:family="text">
      <style:text-properties officeooo:rsid="001047c2"/>
    </style:style>
    <style:style style:name="T3" style:family="text">
      <style:text-properties officeooo:rsid="00113cc0"/>
    </style:style>
    <style:style style:name="T4" style:family="text">
      <style:text-properties officeooo:rsid="0012703e"/>
    </style:style>
    <style:style style:name="T5" style:family="text">
      <style:text-properties officeooo:rsid="0013bc8e"/>
    </style:style>
    <style:style style:name="T6" style:family="text">
      <style:text-properties officeooo:rsid="0016472a"/>
    </style:style>
    <style:style style:name="T7" style:family="text">
      <style:text-properties officeooo:rsid="00192686"/>
    </style:style>
    <style:style style:name="T8" style:family="text">
      <style:text-properties officeooo:rsid="001a54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2">1.1. The keyboard support alpha-numeric input and may also <text:span text:style-name="T3">support</text:span> just numeric input with operand keys.</text:p>
      <text:p text:style-name="P3"><text:tab/><text:span text:style-name="T1">The mouse is a pointing device ans support movement input across a surface and support also click input.</text:span></text:p>
      <text:p text:style-name="P4"><text:tab/></text:p>
      <text:p text:style-name="P3"/>
      <text:p text:style-name="P4">1.2 If I were to build a faster keyboard I would need some statistic that tell me which keys are most used in order to put them close together. I would also need to know some most used key sequences in order to put those keys close together. Reminder that this keyboard should be designed just for one language, because most used keys vary from language to language.</text:p>
      <text:p text:style-name="P3"/>
      <text:p text:style-name="P4"><text:s/></text:p>
      <text:p text:style-name="P4">2. <text:span text:style-name="T2">The myth of the infinitely fast machine talks about interactive systems and how this systems are seen as executing on an infinitely fast machine. This assumption is made because in most specifications and documentations of this systems, the lag between the user input and the system response is ignored. By ignoring this lag, some proprieties of the system may be lost.</text:span></text:p>
      <text:p text:style-name="P4"/>
      <text:p text:style-name="P9">3. Since blind people can’t use the regular keyboard and monitor, this devices must be replaced by others that do the same but in a more accessible way. For instance to solve the keyboard problem we can replace the characters that are written in the keys by braille 3D characters. <text:span text:style-name="T8">Voice recognition can also be a way to solve the input problem since it relies only on the users voice.</text:span></text:p>
      <text:p text:style-name="P9"><text:span text:style-name="T8"><text:tab/>The output problem would need to be fixed replacing the usual monitor with a device that would appeal only to the hearing sense. For instance if a blind people is using this devices it would need a immediately feedback with sounds from the device for every action that was completed.</text:span></text:p>
      <text:p text:style-name="P5"/>
      <text:p text:style-name="P6">4. <text:span text:style-name="T5">Fitts’ Law predicts the time that it takes for a human to move from a initial position into a destination area. This law is most used in the study of human-computer interaction especially in the case of using a pointing device in a computer monitor to virtually touch an object.</text:span></text:p>
      <text:p text:style-name="P6"><text:tab/><text:span text:style-name="T6">For a 3-button mouse that law has to change in order to increase the time that it takes to click the correct button from the three available. In a touchpad the friction of the users fingers must also be taken into account, because it can differ from touchpad to touchpad.</text:span></text:p>
      <text:p text:style-name="P6"><text:tab/><text:span text:style-name="T7">So we can say that the Fitts’ Law changes from device to device because each device has a way to be handle that can take more or less time.</text:span></text:p>
      <text:p text:style-name="P4"/>
      <text:p text:style-name="P6">5. A voice recognition input device and an eye track input device could benefit users that are unable to move some body parts. A dataglove can be a good input device for people that communicate through sign language. </text:p>
      <text:p text:style-name="P6"><text:tab/> <text:span text:style-name="T5">A speaker is a output device that could benefit blind people in a way that explains what they are handling.</text:span></text:p>
      <text:p text:style-name="P6"/>
      <text:p text:style-name="P7">6. </text:p>
      <text:p text:style-name="P6"/>
      <text:p text:style-name="P6"/>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09:16:45.151895552</meta:creation-date>
    <dc:date>2019-03-10T12:23:39.858809701</dc:date>
    <meta:editing-duration>PT42M52S</meta:editing-duration>
    <meta:editing-cycles>6</meta:editing-cycles>
    <meta:generator>LibreOffice/6.0.7.3$Linux_X86_64 LibreOffice_project/00m0$Build-3</meta:generator>
    <meta:document-statistic meta:table-count="0" meta:image-count="0" meta:object-count="0" meta:page-count="1" meta:paragraph-count="16" meta:word-count="474" meta:character-count="2643" meta:non-whitespace-character-count="2170"/>
  </office:meta>
</office:document-meta>
</file>